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!</text:p>
      <text:p text:style-name="Standard">Bonjour <text:text-input text:description="">{% load odt_tags %}
{{ object.name }}
aaaa
{{ object.test|from_html }}</text:text-input><text:s/>!!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28T12:01:06</meta:creation-date>
    <dc:language>fr-FR</dc:language>
    <dc:date>2019-10-24T10:09:31.078895827</dc:date>
    <meta:editing-cycles>9</meta:editing-cycles>
    <meta:editing-duration>PT6M10S</meta:editing-duration>
    <meta:generator>LibreOffice/6.3.2.2$Linux_X86_64 LibreOffice_project/30$Build-2</meta:generator>
    <meta:document-statistic meta:table-count="0" meta:image-count="0" meta:object-count="0" meta:page-count="1" meta:paragraph-count="2" meta:word-count="17" meta:character-count="93" meta:non-whitespace-character-count="80"/>
  </office:meta>
</office:document-meta>
</file>